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office:font-face-decls>
  <office:automatic-styles>
    <style:style style:name="P1" style:family="paragraph" style:parent-style-name="Standard">
      <style:text-properties officeooo:rsid="00032204" officeooo:paragraph-rsid="00032204"/>
    </style:style>
    <style:style style:name="P2" style:family="paragraph" style:parent-style-name="Title">
      <style:paragraph-properties fo:text-align="center" style:justify-single-word="false"/>
      <style:text-properties officeooo:paragraph-rsid="00032204"/>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paragraph-properties fo:text-align="center" style:justify-single-word="false"/>
      <style:text-properties fo:font-variant="normal" fo:text-transform="none" fo:letter-spacing="normal" fo:font-style="normal" fo:font-weight="normal" officeooo:paragraph-rsid="00032204" loext:padding="0cm" loext:border="none"/>
    </style:style>
    <style:style style:name="P7" style:family="paragraph" style:parent-style-name="Text_20_body">
      <style:paragraph-properties fo:text-align="start" style:justify-single-word="false"/>
      <style:text-properties fo:font-variant="normal" fo:text-transform="none" fo:letter-spacing="normal" fo:font-style="normal" fo:font-weight="normal" officeooo:rsid="00032204" officeooo:paragraph-rsid="00032204" loext:padding="0cm" loext:border="none"/>
    </style:style>
    <style:style style:name="P8" style:family="paragraph" style:parent-style-name="Text_20_body">
      <style:text-properties fo:font-variant="normal" fo:text-transform="none" style:font-name="Liberation Sans" fo:letter-spacing="normal" fo:font-style="normal" fo:font-weight="normal" loext:padding="0cm" loext:border="none"/>
    </style:style>
    <style:style style:name="P9" style:family="paragraph" style:parent-style-name="Text_20_body">
      <style:text-properties style:font-name="Liberation Sans" officeooo:paragraph-rsid="000d3dc0"/>
    </style:style>
    <style:style style:name="P10" style:family="paragraph" style:parent-style-name="Text_20_body">
      <style:paragraph-properties fo:text-align="start" style:justify-single-word="false"/>
      <style:text-properties style:font-name="Liberation Sans" officeooo:paragraph-rsid="00032204"/>
    </style:style>
    <style:style style:name="P11" style:family="paragraph" style:parent-style-name="Text_20_body">
      <style:paragraph-properties fo:text-align="justify" style:justify-single-word="false"/>
      <style:text-properties style:font-name="Liberation Sans" officeooo:rsid="00042f88" officeooo:paragraph-rsid="00042f88"/>
    </style:style>
    <style:style style:name="P12" style:family="paragraph" style:parent-style-name="Text_20_body">
      <style:text-properties style:font-name="Liberation Sans" officeooo:paragraph-rsid="0005293c"/>
    </style:style>
    <style:style style:name="P13" style:family="paragraph" style:parent-style-name="Text_20_body">
      <style:text-properties style:font-name="Liberation Sans" officeooo:paragraph-rsid="000731ad"/>
    </style:style>
    <style:style style:name="P14" style:family="paragraph" style:parent-style-name="Text_20_body">
      <style:text-properties style:font-name="Liberation Sans" officeooo:paragraph-rsid="000a0cb1"/>
    </style:style>
    <style:style style:name="P15" style:family="paragraph" style:parent-style-name="Text_20_body">
      <style:text-properties style:font-name="Liberation Sans" officeooo:paragraph-rsid="000a791c"/>
    </style:style>
    <style:style style:name="P16" style:family="paragraph" style:parent-style-name="Text_20_body">
      <style:text-properties style:font-name="Liberation Sans" officeooo:paragraph-rsid="000c3252"/>
    </style:style>
    <style:style style:name="P17" style:family="paragraph" style:parent-style-name="Heading_20_1">
      <style:paragraph-properties fo:break-before="page"/>
      <style:text-properties style:font-name="Liberation Sans" officeooo:paragraph-rsid="00042f88"/>
    </style:style>
    <style:style style:name="P18" style:family="paragraph" style:parent-style-name="Heading_20_2">
      <style:text-properties style:font-name="Liberation Sans"/>
    </style:style>
    <style:style style:name="P19" style:family="paragraph" style:parent-style-name="Heading_20_2">
      <style:text-properties style:font-name="Liberation Sans" officeooo:paragraph-rsid="000ee6aa"/>
    </style:style>
    <style:style style:name="P20" style:family="paragraph" style:parent-style-name="Heading_20_2">
      <style:text-properties style:font-name="Liberation Sans" officeooo:paragraph-rsid="00153e5e"/>
    </style:style>
    <style:style style:name="P21" style:family="paragraph" style:parent-style-name="Heading_20_3">
      <style:text-properties style:font-name="Liberation Sans"/>
    </style:style>
    <style:style style:name="P22" style:family="paragraph" style:parent-style-name="Heading_20_3">
      <style:text-properties style:font-name="Liberation Sans" officeooo:paragraph-rsid="000d3dc0"/>
    </style:style>
    <style:style style:name="P23" style:family="paragraph" style:parent-style-name="Heading_20_3">
      <style:text-properties style:font-name="Liberation Sans" officeooo:paragraph-rsid="00153e5e"/>
    </style:style>
    <style:style style:name="P24" style:family="paragraph" style:parent-style-name="Heading_20_3">
      <style:paragraph-properties fo:break-before="page"/>
      <style:text-properties style:font-name="Liberation Sans" officeooo:paragraph-rsid="00153e5e"/>
    </style:style>
    <style:style style:name="P25" style:family="paragraph" style:parent-style-name="Text_20_body">
      <style:text-properties style:font-name="Liberation Sans" officeooo:paragraph-rsid="000a791c"/>
    </style:style>
    <style:style style:name="P26" style:family="paragraph" style:parent-style-name="Text_20_body">
      <style:text-properties style:font-name="Liberation Sans" officeooo:paragraph-rsid="00153e5e"/>
    </style:style>
    <style:style style:name="P27" style:family="paragraph" style:parent-style-name="Text_20_body">
      <style:text-properties fo:font-variant="normal" fo:text-transform="none" style:font-name="Liberation Sans" fo:letter-spacing="normal" fo:font-style="normal" fo:font-weight="normal" officeooo:rsid="00171ffd" officeooo:paragraph-rsid="00153e5e" loext:padding="0cm" loext:border="none"/>
    </style:style>
    <style:style style:name="P28" style:family="paragraph" style:parent-style-name="Text_20_body">
      <style:text-properties fo:font-variant="normal" fo:text-transform="none" style:font-name="Liberation Sans" fo:letter-spacing="normal" fo:font-style="normal" fo:font-weight="normal" officeooo:rsid="001869b9" officeooo:paragraph-rsid="00153e5e" loext:padding="0cm" loext:border="none"/>
    </style:style>
    <style:style style:name="P29" style:family="paragraph" style:parent-style-name="Text_20_body">
      <style:text-properties officeooo:rsid="001869b9" officeooo:paragraph-rsid="00153e5e"/>
    </style:style>
    <style:style style:name="P30" style:family="paragraph" style:parent-style-name="Text_20_body">
      <style:text-properties officeooo:paragraph-rsid="00153e5e"/>
    </style:style>
    <style:style style:name="T1" style:family="text">
      <style:text-properties officeooo:rsid="00032204"/>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032204" loext:padding="0cm" loext:border="none"/>
    </style:style>
    <style:style style:name="T4" style:family="text">
      <style:text-properties fo:font-variant="normal" fo:text-transform="none" fo:letter-spacing="normal" fo:font-style="normal" fo:font-weight="normal" officeooo:rsid="00042f88" loext:padding="0cm" loext:border="none"/>
    </style:style>
    <style:style style:name="T5" style:family="text">
      <style:text-properties fo:font-variant="normal" fo:text-transform="none" fo:letter-spacing="normal" loext:padding="0cm" loext:border="none"/>
    </style:style>
    <style:style style:name="T6" style:family="text">
      <style:text-properties fo:font-variant="normal" fo:text-transform="none" fo:letter-spacing="normal" officeooo:rsid="00064b9c" style:font-name-asian="OpenSymbol" style:font-name-complex="OpenSymbol" loext:padding="0cm" loext:border="none"/>
    </style:style>
    <style:style style:name="T7" style:family="text">
      <style:text-properties fo:font-variant="normal" fo:text-transform="none" style:font-name="Liberation Sans" fo:font-size="12pt" fo:letter-spacing="normal" fo:font-style="normal" fo:font-weight="normal" officeooo:rsid="0010fcb2" loext:padding="0cm" loext:border="none"/>
    </style:style>
    <style:style style:name="T8" style:family="text">
      <style:text-properties fo:font-variant="normal" fo:text-transform="none" style:font-name="Liberation Sans" fo:letter-spacing="normal" officeooo:rsid="00064b9c" style:font-name-asian="OpenSymbol" style:font-name-complex="OpenSymbol" loext:padding="0cm" loext:border="none"/>
    </style:style>
    <style:style style:name="T9" style:family="text">
      <style:text-properties fo:font-variant="normal" fo:text-transform="none" style:font-name="Liberation Sans" fo:letter-spacing="normal" fo:font-style="normal" fo:font-weight="normal" officeooo:rsid="00171ffd" loext:padding="0cm" loext:border="none"/>
    </style:style>
    <style:style style:name="T10" style:family="text">
      <style:text-properties fo:font-variant="normal" fo:text-transform="none" style:font-name="Liberation Sans" fo:letter-spacing="normal" fo:font-style="normal" fo:font-weight="normal" loext:padding="0cm" loext:border="none"/>
    </style:style>
    <style:style style:name="T11" style:family="text">
      <style:text-properties fo:font-variant="normal" fo:text-transform="none" style:font-name="Liberation Sans" fo:letter-spacing="normal" fo:font-style="normal" fo:font-weight="normal" officeooo:rsid="001a0f7a" loext:padding="0cm" loext:border="none"/>
    </style:style>
    <style:style style:name="T12" style:family="text">
      <style:text-properties fo:font-variant="normal" fo:text-transform="none" style:font-name="Liberation Sans" fo:letter-spacing="normal" officeooo:rsid="00171ffd" loext:padding="0cm" loext:border="none"/>
    </style:style>
    <style:style style:name="T13" style:family="text">
      <style:text-properties officeooo:rsid="0005293c"/>
    </style:style>
    <style:style style:name="T14" style:family="text">
      <style:text-properties officeooo:rsid="00064b9c"/>
    </style:style>
    <style:style style:name="T15" style:family="text">
      <style:text-properties officeooo:rsid="000731ad"/>
    </style:style>
    <style:style style:name="T16" style:family="text">
      <style:text-properties officeooo:rsid="00078588"/>
    </style:style>
    <style:style style:name="T17" style:family="text">
      <style:text-properties officeooo:rsid="000a0cb1"/>
    </style:style>
    <style:style style:name="T18" style:family="text">
      <style:text-properties officeooo:rsid="000a791c"/>
    </style:style>
    <style:style style:name="T19" style:family="text">
      <style:text-properties officeooo:rsid="000c3252"/>
    </style:style>
    <style:style style:name="T20" style:family="text">
      <style:text-properties officeooo:rsid="000d3dc0"/>
    </style:style>
    <style:style style:name="T21" style:family="text">
      <style:text-properties officeooo:rsid="000ee6aa"/>
    </style:style>
    <style:style style:name="T22" style:family="text">
      <style:text-properties officeooo:rsid="000fe217"/>
    </style:style>
    <style:style style:name="T23" style:family="text">
      <style:text-properties officeooo:rsid="0010fcb2"/>
    </style:style>
    <style:style style:name="T24" style:family="text">
      <style:text-properties officeooo:rsid="00171ffd"/>
    </style:style>
    <style:style style:name="T25" style:family="text">
      <style:text-properties style:font-name="Liberation Sans"/>
    </style:style>
    <style:style style:name="T26" style:family="text">
      <style:text-properties style:font-name="Liberation Sans" officeooo:rsid="0010fcb2"/>
    </style:style>
    <style:style style:name="T27" style:family="text">
      <style:text-properties style:font-name="Liberation Sans" officeooo:rsid="00158a41"/>
    </style:style>
    <style:style style:name="T28" style:family="text">
      <style:text-properties style:font-name="Liberation Sans" officeooo:rsid="00171ffd"/>
    </style:style>
    <style:style style:name="T29" style:family="text">
      <style:text-properties style:font-name="Liberation Sans" officeooo:rsid="000ee6a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hadji Moussa Faye </text:p>
      <text:p text:style-name="P1">Médéric Cuny</text:p>
      <text:p text:style-name="P1"/>
      <text:p text:style-name="P1"/>
      <text:p text:style-name="P2"><text:span text:style-name="T1"><text:tab/></text:span><text:span text:style-name="T2">Master</text:span><text:span text:style-name="T5"> </text:span><text:span text:style-name="T2">Informatique</text:span><text:span text:style-name="T5"> </text:span><text:span text:style-name="T2">M1</text:span><text:span text:style-name="T5"> </text:span><text:span text:style-name="T2">-TP</text:span><text:span text:style-name="T5"> </text:span><text:span text:style-name="T2">LMC</text:span><text:span text:style-name="T5"> </text:span><text:span text:style-name="T2">–</text:span><text:span text:style-name="T5"> </text:span><text:span text:style-name="T2">2024/2025</text:span></text:p>
      <text:p text:style-name="P6"/>
      <text:p text:style-name="P6"/>
      <text:p text:style-name="P6"/>
      <text:p text:style-name="P10"><text:span text:style-name="T3">Sujet : Implementation d’une variante </text:span><text:span text:style-name="T2">de l’algorithme d’unification de Martelli-Montanari </text:span><text:span text:style-name="T3">dans le langage Prolog.</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340_1791174715" text:style-name="Index_20_Link" text:visited-style-name="Index_20_Link">1. </text:a><text:a xlink:type="simple" xlink:href="#__RefHeading___Toc340_1791174715" text:style-name="Index_20_Link" text:visited-style-name="Index_20_Link"><text:s/></text:a><text:a xlink:type="simple" xlink:href="#__RefHeading___Toc340_1791174715" text:style-name="Index_20_Link" text:visited-style-name="Index_20_Link">Les prédicats regle, occur_check, reduit </text:a><text:a xlink:type="simple" xlink:href="#__RefHeading___Toc340_1791174715" text:style-name="Index_20_Link" text:visited-style-name="Index_20_Link">et unifie :</text:a><text:a xlink:type="simple" xlink:href="#__RefHeading___Toc340_1791174715" text:style-name="Index_20_Link" text:visited-style-name="Index_20_Link"><text:tab/>2</text:a></text:p>
          <text:p text:style-name="P4"><text:a xlink:type="simple" xlink:href="#__RefHeading___Toc342_1791174715" text:style-name="Index_20_Link" text:visited-style-name="Index_20_Link">1.1. Le prédicat regle :<text:tab/>2</text:a></text:p>
          <text:p text:style-name="P5"><text:a xlink:type="simple" xlink:href="#__RefHeading___Toc344_1791174715" text:style-name="Index_20_Link" text:visited-style-name="Index_20_Link">1.1.1. <text:s/>Rename :<text:tab/>2</text:a></text:p>
          <text:p text:style-name="P5"><text:a xlink:type="simple" xlink:href="#__RefHeading___Toc346_1791174715" text:style-name="Index_20_Link" text:visited-style-name="Index_20_Link">1.1.2. <text:s/>Simplify :<text:tab/>2</text:a></text:p>
          <text:p text:style-name="P5"><text:a xlink:type="simple" xlink:href="#__RefHeading___Toc348_1791174715" text:style-name="Index_20_Link" text:visited-style-name="Index_20_Link">1.1.3. <text:s/>Expand :<text:tab/>2</text:a></text:p>
          <text:p text:style-name="P5"><text:a xlink:type="simple" xlink:href="#__RefHeading___Toc350_1791174715" text:style-name="Index_20_Link" text:visited-style-name="Index_20_Link">1.1.4. <text:s/>Check<text:tab/>2</text:a></text:p>
          <text:p text:style-name="P5"><text:a xlink:type="simple" xlink:href="#__RefHeading___Toc352_1791174715" text:style-name="Index_20_Link" text:visited-style-name="Index_20_Link">1.1.5. <text:s/>Orient<text:tab/>2</text:a></text:p>
          <text:p text:style-name="P5"><text:a xlink:type="simple" xlink:href="#__RefHeading___Toc354_1791174715" text:style-name="Index_20_Link" text:visited-style-name="Index_20_Link">1.1.6. <text:s/>Decompose<text:tab/>2</text:a></text:p>
          <text:p text:style-name="P5"><text:a xlink:type="simple" xlink:href="#__RefHeading___Toc356_1791174715" text:style-name="Index_20_Link" text:visited-style-name="Index_20_Link">1.1.7. <text:s/>Clash<text:tab/>3</text:a></text:p>
          <text:p text:style-name="P4"><text:a xlink:type="simple" xlink:href="#__RefHeading___Toc358_1791174715" text:style-name="Index_20_Link" text:visited-style-name="Index_20_Link">1.2. <text:s/>Le prédicat occur_check<text:tab/>3</text:a></text:p>
          <text:p text:style-name="P4"><text:a xlink:type="simple" xlink:href="#__RefHeading___Toc360_1791174715" text:style-name="Index_20_Link" text:visited-style-name="Index_20_Link">1.3. Le prédicat reduit<text:tab/>3</text:a></text:p>
        </text:index-body>
      </text:table-of-content>
      <text:p text:style-name="P7"/>
      <text:h text:style-name="P17" text:outline-level="1"><text:bookmark-start text:name="__RefHeading___Toc340_1791174715"/><text:span text:style-name="T3"><text:s/></text:span><text:span text:style-name="T2">Les prédicats regle, occur_check, reduit </text:span><text:span text:style-name="T4">et <text:s/>unifie :</text:span><text:bookmark-end text:name="__RefHeading___Toc340_1791174715"/></text:h>
      <text:p text:style-name="P8"/>
      <text:h text:style-name="P18" text:outline-level="2"><text:bookmark-start text:name="__RefHeading___Toc342_1791174715"/>Le prédicat regle :<text:bookmark-end text:name="__RefHeading___Toc342_1791174715"/></text:h>
      <text:p text:style-name="P11"><text:tab/>Soit le prédicat regle(E,R) permet de déterminer la règle de transformation R applicable sur l’équation E. <text:span text:style-name="T13">Il y a 7 règles de transformations, Rename, Simplify, Expend, Check, Orient, Decompose, Clash. </text:span></text:p>
      <text:h text:style-name="P21" text:outline-level="3"><text:bookmark-start text:name="__RefHeading___Toc344_1791174715"/><text:s/>Rename : <text:bookmark-end text:name="__RefHeading___Toc344_1791174715"/></text:h>
      <text:p text:style-name="P12"><text:tab/><text:span text:style-name="T13">La règle «</text:span><text:span text:style-name="T2">Rename</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P</text:span><text:span text:style-name="T5"> ′</text:span><text:span text:style-name="T2">[x/t];</text:span><text:span text:style-name="T5"> </text:span><text:span text:style-name="T2">S[x/t]</text:span><text:span text:style-name="T5"> ∪ </text:span><text:span text:style-name="T2">{x</text:span><text:span text:style-name="T5"> </text:span><text:span text:style-name="T2">=</text:span><text:span text:style-name="T5"> </text:span><text:span text:style-name="T2">t}</text:span><text:span text:style-name="T13">» pour être vrai, </text:span><text:span text:style-name="T15">on</text:span><text:span text:style-name="T13"> doit vérifier que</text:span><text:span text:style-name="T14"> t est une variable. Pour répondre à cette question en Prolog, il exi</text:span><text:span text:style-name="T15">s</text:span><text:span text:style-name="T14">te le prédicat var(</text:span><text:span text:style-name="T15">Term</text:span><text:span text:style-name="T14">) qui renvoie «True» si </text:span><text:span text:style-name="T15">Term</text:span><text:span text:style-name="T14"> est une variable </text:span><text:span text:style-name="T15">libre, qui n’est pas définie</text:span><text:span text:style-name="T14">. </text:span><text:span text:style-name="T15">Par exemple X, Y, Z sont des variables mais pas p(X), a, 44 etc...</text:span></text:p>
      <text:h text:style-name="P21" text:outline-level="3"><text:bookmark-start text:name="__RefHeading___Toc346_1791174715"/><text:s/>Simplify :<text:bookmark-end text:name="__RefHeading___Toc346_1791174715"/></text:h>
      <text:p text:style-name="P13"><text:tab/><text:span text:style-name="T15">La règle «</text:span><text:span text:style-name="T2">Simplify</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P</text:span><text:span text:style-name="T5"> ′</text:span><text:span text:style-name="T2">[x/t];</text:span><text:span text:style-name="T5"> </text:span><text:span text:style-name="T2">S[x/t]</text:span><text:span text:style-name="T5"> ∪ </text:span><text:span text:style-name="T2">{x</text:span><text:span text:style-name="T5"> </text:span><text:span text:style-name="T2">=</text:span><text:span text:style-name="T5"> </text:span><text:span text:style-name="T2">t}</text:span><text:span text:style-name="T15">» pour être vrai, on doit vérifier qur t est une constante. Pour répondre à cette question en Prolog, il existe le prédicat atomic(</text:span><text:span text:style-name="T16">Term</text:span><text:span text:style-name="T15">) qui renvoie «True» si </text:span><text:span text:style-name="T16">Term est ni une variable ni composée.</text:span></text:p>
      <text:h text:style-name="P21" text:outline-level="3"><text:bookmark-start text:name="__RefHeading___Toc348_1791174715"/><text:s/>Expand :<text:bookmark-end text:name="__RefHeading___Toc348_1791174715"/></text:h>
      <text:p text:style-name="P14"><text:tab/><text:span text:style-name="T17">La règle «</text:span><text:span text:style-name="T2">Expand</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P</text:span><text:span text:style-name="T5"> ′</text:span><text:span text:style-name="T2">[x/t];</text:span><text:span text:style-name="T5"> </text:span><text:span text:style-name="T2">S[x/t]</text:span><text:span text:style-name="T5"> ∪ </text:span><text:span text:style-name="T2">{x</text:span><text:span text:style-name="T5"> </text:span><text:span text:style-name="T2">=</text:span><text:span text:style-name="T5"> </text:span><text:span text:style-name="T2">t}</text:span><text:span text:style-name="T17">» </text:span><text:span text:style-name="T18">pour</text:span><text:span text:style-name="T17"> être vrai on doit vérifié que x soit une variable, que t soit composé et que x ne soit pas dans t. Pour faire tout ça on utilisera trois prédicat. var(x) qui renvoie vrai si x est une variable, compound(t) qui renvoie vrai si t est composé, et occur_check(x, t) qui renvoie vrai si x n’apparait pas dans t. </text:span></text:p>
      <text:h text:style-name="P21" text:outline-level="3"><text:bookmark-start text:name="__RefHeading___Toc350_1791174715"/><text:s/><text:span text:style-name="T22">C</text:span>heck<text:bookmark-end text:name="__RefHeading___Toc350_1791174715"/></text:h>
      <text:p text:style-name="P15"><text:tab/><text:span text:style-name="T17">La règle «</text:span><text:span text:style-name="T2">Check</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17">» </text:span><text:span text:style-name="T18">pour être vrai si x est différent de t et si x n’est pas dans t. Pour cela on utilise les prédicats not(x==t) qui renvoie vrai si x et t sont différents ainsi que le préditcat occur_check(x,t).</text:span></text:p>
      <text:h text:style-name="P21" text:outline-level="3"><text:bookmark-start text:name="__RefHeading___Toc352_1791174715"/><text:s/>Orient<text:bookmark-end text:name="__RefHeading___Toc352_1791174715"/></text:h>
      <text:p text:style-name="P15"><text:span text:style-name="T17"><text:tab/></text:span><text:span text:style-name="T18">La règle «</text:span><text:span text:style-name="T2">Orient</text:span><text:span text:style-name="T5"> </text:span><text:span text:style-name="T2">{t</text:span><text:span text:style-name="T5"> </text:span><text:span text:style-name="T2">?=</text:span><text:span text:style-name="T5"> </text:span><text:span text:style-name="T2">x}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18">» pour être vrai si t n’est pas une variable. On utilise donc le prédicat nonvar(t) pour vérifier ce point. On vérifie également que x est une variable.</text:span></text:p>
      <text:h text:style-name="P24" text:outline-level="3"><text:bookmark-start text:name="__RefHeading___Toc354_1791174715"/><text:s/><text:span text:style-name="T22">D</text:span>ecompose<text:bookmark-end text:name="__RefHeading___Toc354_1791174715"/></text:h>
      <text:p text:style-name="P26"><text:span text:style-name="T17"><text:tab/></text:span><text:span text:style-name="T19">La règle «</text:span><text:span text:style-name="T2">Decompose</text:span><text:span text:style-name="T5"> </text:span><text:span text:style-name="T2">{f</text:span><text:span text:style-name="T5"> </text:span><text:span text:style-name="T2">(s1,</text:span><text:span text:style-name="T5"> </text:span><text:span text:style-name="T2">· · ·</text:span><text:span text:style-name="T5"> </text:span><text:span text:style-name="T2">, sn)</text:span><text:span text:style-name="T5"> </text:span><text:span text:style-name="T2">?=</text:span><text:span text:style-name="T5"> </text:span><text:span text:style-name="T2">f</text:span><text:span text:style-name="T5"> </text:span><text:span text:style-name="T2">(t1,</text:span><text:span text:style-name="T5"> </text:span><text:span text:style-name="T2">· · ·</text:span><text:span text:style-name="T5"> </text:span><text:span text:style-name="T2">, tn)}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s1?=</text:span><text:span text:style-name="T5"> </text:span><text:span text:style-name="T2">t1,</text:span><text:span text:style-name="T5"> </text:span><text:span text:style-name="T2">· · ·</text:span><text:span text:style-name="T5"> </text:span><text:span text:style-name="T2">, sn?=</text:span><text:span text:style-name="T5"> </text:span><text:span text:style-name="T2">tn} ∪</text:span><text:span text:style-name="T5"> </text:span><text:span text:style-name="T2">P</text:span><text:span text:style-name="T5"> ′</text:span><text:span text:style-name="T2">;</text:span><text:span text:style-name="T5"> </text:span><text:span text:style-name="T2">S</text:span><text:span text:style-name="T19">» pour être vrai si </text:span><text:span text:style-name="T20">la règle expand ne peut pas s’appliquer et que l’arité et le nom correspondent. </text:span><text:span text:style-name="T24">Pour vérifier cela l’équation S?=T faut que S et T soient composés et que leur nom et arités correspondent. On utilise les prédicats compound et functor qui permet de vérifer l’équation est composé pour compound, et de récupérer le nom et l’arité pour functor.</text:span></text:p>
      <text:h text:style-name="P23" text:outline-level="3" text:is-list-header="true"/>
      <text:h text:style-name="P23" text:outline-level="3"><text:bookmark-start text:name="__RefHeading___Toc356_1791174715"/><text:s/>Clash<text:bookmark-end text:name="__RefHeading___Toc356_1791174715"/></text:h>
      <text:p text:style-name="P30"><text:span text:style-name="T25"><text:tab/></text:span><text:span text:style-name="T26">La règle «</text:span><text:span text:style-name="T7">Clash</text:span><text:span text:style-name="T2">{f</text:span><text:span text:style-name="T5"> </text:span><text:span text:style-name="T2">(s1,</text:span><text:span text:style-name="T5"> </text:span><text:span text:style-name="T2">· · ·</text:span><text:span text:style-name="T5"> </text:span><text:span text:style-name="T2">, sn)</text:span><text:span text:style-name="T5"> </text:span><text:span text:style-name="T2">?=</text:span><text:span text:style-name="T5"> </text:span><text:span text:style-name="T2">g(t1,</text:span><text:span text:style-name="T5"> </text:span><text:span text:style-name="T2">· · ·</text:span><text:span text:style-name="T5"> </text:span><text:span text:style-name="T2">, tm)} ∪</text:span><text:span text:style-name="T5"> </text:span><text:span text:style-name="T2">P</text:span><text:span text:style-name="T5"> ′</text:span><text:span text:style-name="T2">;</text:span><text:span text:style-name="T5"> </text:span><text:span text:style-name="T2">S</text:span><text:span text:style-name="T5"> </text:span><text:span text:style-name="T8"></text:span><text:span text:style-name="T5"> ⊥</text:span><text:span text:style-name="T26">» </text:span><text:span text:style-name="T27">pour être vrai si la règle f et g sont différents ou que leur nombres d’arguments sont différents. </text:span><text:span text:style-name="T28">Pour cela on vérifie que f et g soient égale. On utilisera les prédicats not qui(T) renvoie vrai si T = faux et inversement, ainsi que functor. Il suffit de comparer S et T avec functor et on renvoie vrai s’ils ont différents grâce au not. </text:span></text:p>
      <text:h text:style-name="P20" text:outline-level="2"><text:bookmark-start text:name="__RefHeading___Toc358_1791174715"/><text:s/><text:span text:style-name="T21">Le prédicat occur_check</text:span><text:bookmark-end text:name="__RefHeading___Toc358_1791174715"/></text:h>
      <text:p text:style-name="P30"><text:span text:style-name="T29"><text:tab/></text:span><text:span text:style-name="T9">occur_check(V,T)</text:span><text:span text:style-name="T12"> </text:span><text:span text:style-name="T9">:</text:span><text:span text:style-name="T12"> </text:span><text:span text:style-name="T9">teste</text:span><text:span text:style-name="T12"> </text:span><text:span text:style-name="T9">si</text:span><text:span text:style-name="T12"> </text:span><text:span text:style-name="T9">la</text:span><text:span text:style-name="T12"> </text:span><text:span text:style-name="T9">variable</text:span><text:span text:style-name="T12"> </text:span><text:span text:style-name="T9">V</text:span><text:span text:style-name="T12"> </text:span><text:span text:style-name="T9">apparaît</text:span><text:span text:style-name="T12"> </text:span><text:span text:style-name="T9">dans</text:span><text:span text:style-name="T12"> </text:span><text:span text:style-name="T9">le</text:span><text:span text:style-name="T12"> </text:span><text:span text:style-name="T9">terme</text:span><text:span text:style-name="T12"> </text:span><text:span text:style-name="T9">T. Pour cela, on va définir 4 cas :</text:span></text:p>
      <text:p text:style-name="P27"><text:tab/>T est une variable et V est différent de T. Pour cela on vérifie que T est bien une <text:tab/>variable avec var(T), si c’est pas le cas on arrête. Sinon on vérifie également que T <text:tab/>est différent de V avec not(V==T). Renvoie vrai si et seulement si T est une variable <text:tab/>et V est différent de T</text:p>
      <text:p text:style-name="P28"><text:tab/>T est composé. Pour cela on va décomposé T grâce à =.. puis on fait appelle <text:tab/>occur_check_rec(V, R) avec V la variable passé à occur_check et R la liste des <text:tab/>elements de T sans le premier élément qui est le nom du prédicat. </text:p>
      <text:p text:style-name="P29"><text:span text:style-name="T10"><text:tab/> occur_check_rec</text:span><text:span text:style-name="T11">(V, R) avec R liste vide. Condition d’arrêt </text:span></text:p>
      <text:h text:style-name="P20" text:outline-level="2"><text:bookmark-start text:name="__RefHeading___Toc360_1791174715"/>Le prédicat reduit<text:bookmark-end text:name="__RefHeading___Toc360_179117471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22:01:12.377242773</meta:creation-date>
    <dc:date>2024-11-24T20:27:33.506671645</dc:date>
    <meta:editing-duration>PT2H3M34S</meta:editing-duration>
    <meta:editing-cycles>8</meta:editing-cycles>
    <meta:generator>LibreOffice/7.3.7.2$Linux_X86_64 LibreOffice_project/30$Build-2</meta:generator>
    <meta:document-statistic meta:table-count="0" meta:image-count="0" meta:object-count="0" meta:page-count="3" meta:paragraph-count="39" meta:word-count="750" meta:character-count="3866" meta:non-whitespace-character-count="3120"/>
  </office:meta>
</office:document-meta>
</file>